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text:tab/><text:tab/><text:tab/></text:span><text:span text:style-name="T2">Name -Vinod Choudhary</text:span></text:p>
      <text:p text:style-name="P1"><text:span text:style-name="T2"/></text:p>
      <text:p text:style-name="P1"><text:span text:style-name="T3"> <text:tab/><text:tab/><text:tab/><text:tab/></text:span><text:span text:style-name="T4">My life After 5 Year</text:span></text:p>
      <text:p text:style-name="P1"><text:span text:style-name="T5"/></text:p>
      <text:p text:style-name="P1"><text:span text:style-name="T6">What will my next 5 years of life be like? I am writing on 23 October 2023. What am I going to do till 2028?</text:span></text:p>
      <text:p text:style-name="P1"><text:span text:style-name="T6">The first thing I want is that I don't want to do this, I want to take placement in the next 6 months or from 1 January to 25 January. If I get time in the course, as soon as the placement starts, I have to take placement in 1 month.</text:span></text:p>
      <text:p text:style-name="P1"><text:span text:style-name="T6"><text:s/>Main only one year job, after that I will switch to the company, I will use the target company which I know, what is the criteria of the target company, what is the role, what is my growth, is there any vehicle or not.</text:span></text:p>
      <text:p text:style-name="P1"><text:span text:style-name="T6"><text:s/>If you also want to know how much you will pay with this, I will pay attention to yourself, improve your health, learn other technology which will help me and GrowthMile, I will not think about the house in 5 Salons because first of all, I have to be financially stable.</text:span></text:p>
      <text:p text:style-name="P1"><text:span text:style-name="T6">Then next 5 Salon Mein Lunga Ghar, Because now I have to finish the first one by 2024, I have to open a bakery in the house of my father, so that my father does not have the tension of anything other than business, I have to open a bakery because of my father. I have 20 years of experience and my father is in the business, he has come to the shop, the vehicle will be near the bus stand, there is a market every Wednesday, he has to go to the bakery.</text:span></text:p>
      <text:p text:style-name="P1"><text:span text:style-name="T6"><text:s/>My younger sister is going to get married in 2029 or 2030. It is still in the process till 3 years, till 2028 I will become a team lead if the team lead is not in the company, no matter how much,</text:span></text:p>
      <text:p text:style-name="P1"><text:span text:style-name="T6"><text:s/>50% of it is invested in mutual fund, Karunga index is invested in next 50 fund and the remaining 50% is used to save, by buying gold in 5 salons every 6 months, I am making a stable living for which I have a job for 8-9 hours. , I will rest at home for 1 hour every day, I will learn some technology, I will grow my miles and will use technology as my master, I will read a book, novel or something for half an hour before sleeping at night.</text:span></text:p>
      <text:p text:style-name="P1"><text:span text:style-name="T6">By saving a little every year, your family will go to Nepal, Kathmandu will go to Pokhara, Manali will go to all these places in Nepal, first Punjab will become hotter than Himachal, Nepal will go by 2027.</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